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a72920" draw:opacity="80%" draw:textarea-horizontal-align="justify" draw:textarea-vertical-align="middle" draw:auto-grow-height="false" fo:min-height="1.782cm" fo:min-width="6.866cm" draw:shadow="visible" draw:shadow-offset-x="0.102cm" draw:shadow-offset-y="0.102cm" draw:shadow-opacity="80%"/>
    </style:style>
    <style:style style:name="gr2" style:family="graphic" style:parent-style-name="standard">
      <style:graphic-properties draw:stroke="none" draw:fill="solid" draw:fill-color="#a72920" draw:opacity="80%" draw:textarea-horizontal-align="justify" draw:textarea-vertical-align="middle" draw:auto-grow-height="false" fo:min-height="1.528cm" fo:min-width="6.358cm" draw:shadow="visible" draw:shadow-offset-x="0.102cm" draw:shadow-offset-y="0.102cm" draw:shadow-opacity="80%"/>
    </style:style>
    <style:style style:name="gr3" style:family="graphic" style:parent-style-name="standard">
      <style:graphic-properties draw:stroke="none" draw:fill="solid" draw:fill-color="#a72920" draw:opacity="80%" draw:textarea-horizontal-align="justify" draw:textarea-vertical-align="middle" draw:auto-grow-height="false" fo:min-height="1.528cm" fo:min-width="6.104cm" draw:shadow="visible" draw:shadow-offset-x="0.102cm" draw:shadow-offset-y="0.102cm" draw:shadow-opacity="80%"/>
    </style:style>
    <style:style style:name="gr4" style:family="graphic" style:parent-style-name="objectwithoutfill">
      <style:graphic-properties svg:stroke-width="0.051cm" svg:stroke-color="#666666" draw:marker-start-width="0.355cm" draw:marker-end="Rounded_20_short_20_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808080" draw:fill-color="#eeeeee" draw:textarea-horizontal-align="justify" draw:textarea-vertical-align="middle" draw:auto-grow-height="false" fo:min-height="1.02cm" fo:min-width="4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6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0.5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718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a72920" draw:opacity="80%" draw:textarea-horizontal-align="justify" draw:textarea-vertical-align="middle" draw:auto-grow-height="false" fo:min-height="1.528cm" fo:min-width="4.956cm" draw:shadow="visible" draw:shadow-offset-x="0.102cm" draw:shadow-offset-y="0.102cm" draw:shadow-opacity="80%"/>
    </style:style>
    <style:style style:name="gr12" style:family="graphic" style:parent-style-name="standard">
      <style:graphic-properties draw:stroke="none" draw:fill="solid" draw:fill-color="#a72920" draw:opacity="80%" draw:textarea-horizontal-align="justify" draw:textarea-vertical-align="middle" draw:auto-grow-height="false" fo:min-height="1.528cm" fo:min-width="5.342cm" draw:shadow="visible" draw:shadow-offset-x="0.102cm" draw:shadow-offset-y="0.102cm" draw:shadow-opacity="80%"/>
    </style:style>
    <style:style style:name="gr13" style:family="graphic" style:parent-style-name="objectwithoutfill">
      <style:graphic-properties svg:stroke-width="0.051cm" svg:stroke-color="#666666" draw:marker-start-width="0.355cm" draw:marker-end="Triangle_20_unfilled" draw:marker-end-width="0.457cm" draw:fill="none" draw:textarea-vertical-align="middle" fo:padding-top="0.15cm" fo:padding-bottom="0.15cm" fo:padding-left="0.275cm" fo:padding-right="0.275cm" draw:shadow-offset-x="0.203cm" draw:shadow-offset-y="0.203cm"/>
    </style:style>
    <style:style style:name="gr14" style:family="graphic" style:parent-style-name="objectwithoutfill">
      <style:graphic-properties draw:stroke="dash" draw:stroke-dash="Fine_20_Dashed" svg:stroke-width="0.051cm" svg:stroke-color="#33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solid" draw:fill-color="#a72920" draw:opacity="80%" draw:textarea-horizontal-align="justify" draw:textarea-vertical-align="middle" draw:auto-grow-height="false" fo:min-height="1.528cm" fo:min-width="5.91cm" draw:shadow="visible" draw:shadow-offset-x="0.102cm" draw:shadow-offset-y="0.102cm" draw:shadow-opacity="80%"/>
    </style:style>
    <style:style style:name="gr16" style:family="graphic" style:parent-style-name="standard">
      <style:graphic-properties draw:stroke="none" draw:fill="solid" draw:fill-color="#a72920" draw:opacity="80%" draw:textarea-horizontal-align="justify" draw:textarea-vertical-align="middle" draw:auto-grow-height="false" fo:min-height="1.528cm" fo:min-width="5.901cm" draw:shadow="visible" draw:shadow-offset-x="0.102cm" draw:shadow-offset-y="0.102cm" draw:shadow-opacity="80%"/>
    </style:style>
    <style:style style:name="gr17" style:family="graphic" style:parent-style-name="standard">
      <style:graphic-properties draw:stroke="none" draw:fill="solid" draw:fill-color="#a72920" draw:opacity="80%" draw:textarea-horizontal-align="justify" draw:textarea-vertical-align="middle" draw:auto-grow-height="false" fo:min-height="1.528cm" fo:min-width="7.014cm" draw:shadow="visible" draw:shadow-offset-x="0.102cm" draw:shadow-offset-y="0.102cm" draw:shadow-opacity="8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561cm"/>
    </style:style>
    <style:style style:name="gr19" style:family="graphic" style:parent-style-name="objectwithoutfill">
      <style:graphic-properties svg:stroke-width="0.051cm" svg:stroke-color="#666666" draw:marker-start-width="0.355cm" draw:marker-end="Rounded_20_short_20_Arrow" draw:marker-end-width="0.457cm" draw:fill="none" draw:textarea-vertical-align="middle" fo:padding-top="0.15cm" fo:padding-bottom="0.15cm" fo:padding-left="0.275cm" fo:padding-right="0.275cm" draw:shadow-offset-x="0.203cm" draw:shadow-offset-y="0.203cm"/>
    </style:style>
    <style:style style:name="gr20" style:family="graphic" style:parent-style-name="standard">
      <style:graphic-properties svg:stroke-color="#808080" draw:fill-color="#eeeeee" draw:textarea-horizontal-align="justify" draw:textarea-vertical-align="middle" draw:auto-grow-height="false" fo:min-height="1.02cm" fo:min-width="2.80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72920" draw:opacity="80%"/>
      <style:paragraph-properties fo:text-align="center"/>
      <style:text-properties fo:color="#ffffff" fo:font-size="20pt" style:font-size-asian="20pt" style:font-size-complex="20pt"/>
    </style:style>
    <style:style style:name="P3" style:family="paragraph">
      <loext:graphic-properties draw:fill="solid" draw:fill-color="#a72920" draw:opacity="80%"/>
      <style:paragraph-properties fo:text-align="center"/>
      <style:text-properties fo:color="#ffffff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7.366cm" svg:height="2.032cm" svg:x="0.816cm" svg:y="1.8cm">
          <text:p text:style-name="P1"><text:span text:style-name="T1">&lt;application&gt;</text:span></text:p>
          <text:p text:style-name="P1"><text:span text:style-name="T2">ffw-alertmon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858cm" svg:height="1.778cm" svg:x="1.07cm" svg:y="5.002cm">
          <text:p text:style-name="P1"><text:span text:style-name="T1">&lt;class&gt;</text:span></text:p>
          <text:p text:style-name="P1"><text:span text:style-name="T3">MessageMon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858cm" svg:height="1.778cm" svg:x="1.07cm" svg:y="7.912cm">
          <text:p text:style-name="P1"><text:span text:style-name="T1">&lt;class&gt;</text:span></text:p>
          <text:p text:style-name="P1"><text:span text:style-name="T3">MonitorPlugin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6.604cm" svg:height="1.778cm" svg:x="5.642cm" svg:y="11.468cm">
          <text:p text:style-name="P1"><text:span text:style-name="T1">&lt;plugin&gt;</text:span></text:p>
          <text:p text:style-name="P1"><text:span text:style-name="T3">MessageListe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6.604cm" svg:height="1.778cm" svg:x="5.642cm" svg:y="15.532cm">
          <text:p text:style-name="P1"><text:span text:style-name="T1">&lt;plugin&gt;</text:span></text:p>
          <text:p text:style-name="P1"><text:span text:style-name="T3">AlertActionExecu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6.604cm" svg:height="1.778cm" svg:x="5.642cm" svg:y="13.5cm">
          <text:p text:style-name="P1"><text:span text:style-name="T1">&lt;plugin&gt;</text:span></text:p>
          <text:p text:style-name="P1"><text:span text:style-name="T3">WatchdogResett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.499cm" svg:y1="3.832cm" svg:x2="4.499cm" svg:y2="5.002cm" draw:start-shape="id1" draw:start-glue-point="2" draw:end-shape="id2" draw:end-glue-point="0" svg:d="M4499 3832v1170" svg:viewBox="0 0 1 1171">
          <text:p/>
        </draw:connector>
        <draw:connector draw:style-name="gr4" draw:text-style-name="P4" draw:layer="layout" svg:x1="4.499cm" svg:y1="6.78cm" svg:x2="4.499cm" svg:y2="7.912cm" draw:start-shape="id2" draw:start-glue-point="2" draw:end-shape="id3" svg:d="M4499 6780v1132" svg:viewBox="0 0 1 1133">
          <text:p/>
        </draw:connector>
        <draw:connector draw:style-name="gr4" draw:text-style-name="P4" draw:layer="layout" svg:x1="4.499cm" svg:y1="9.69cm" svg:x2="5.642cm" svg:y2="12.357cm" draw:start-shape="id3" draw:start-glue-point="2" draw:end-shape="id4" draw:end-glue-point="3" svg:d="M4499 9690v2667h1143" svg:viewBox="0 0 1144 2668">
          <text:p/>
        </draw:connector>
        <draw:connector draw:style-name="gr4" draw:text-style-name="P4" draw:layer="layout" svg:x1="4.499cm" svg:y1="9.69cm" svg:x2="5.642cm" svg:y2="14.389cm" draw:start-shape="id3" draw:start-glue-point="2" draw:end-shape="id5" draw:end-glue-point="3" svg:d="M4499 9690v4699h1143" svg:viewBox="0 0 1144 4700">
          <text:p/>
        </draw:connector>
        <draw:connector draw:style-name="gr4" draw:text-style-name="P4" draw:layer="layout" svg:x1="4.499cm" svg:y1="9.69cm" svg:x2="5.642cm" svg:y2="16.421cm" draw:start-shape="id3" draw:start-glue-point="2" draw:end-shape="id6" draw:end-glue-point="3" svg:d="M4499 9690v6731h1143" svg:viewBox="0 0 1144 6732">
          <text:p/>
        </draw:connector>
        <draw:custom-shape draw:style-name="gr1" draw:text-style-name="P2" xml:id="id9" draw:id="id9" draw:layer="layout" svg:width="7.366cm" svg:height="2.032cm" svg:x="10.014cm" svg:y="1.816cm">
          <text:p text:style-name="P1"><text:span text:style-name="T1">&lt;application&gt;</text:span></text:p>
          <text:p text:style-name="P1"><text:span text:style-name="T2">ffw-alertreceiv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246cm" svg:y1="12.357cm" svg:x2="13.697cm" svg:y2="9.69cm" draw:start-shape="id4" draw:start-glue-point="1" draw:end-shape="id7" draw:end-glue-point="2" svg:d="M12246 12357h1451v-2667" svg:viewBox="0 0 1452 2668">
          <text:p/>
        </draw:connector>
        <draw:custom-shape draw:style-name="gr1" draw:text-style-name="P2" xml:id="id8" draw:id="id8" draw:layer="layout" svg:width="7.366cm" svg:height="2.032cm" svg:x="20.066cm" svg:y="1.816cm">
          <text:p text:style-name="P1"><text:span text:style-name="T1">&lt;application&gt;</text:span></text:p>
          <text:p text:style-name="P1"><text:span text:style-name="T2">ffw-watchdog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246cm" svg:y1="14.389cm" svg:x2="23.749cm" svg:y2="3.848cm" draw:start-shape="id5" draw:start-glue-point="1" draw:end-shape="id8" draw:end-glue-point="2" svg:d="M12246 14389h11503v-10541" svg:viewBox="0 0 11504 10542">
          <text:p/>
        </draw:connector>
        <draw:connector draw:style-name="gr4" draw:text-style-name="P4" draw:layer="layout" svg:x1="13.697cm" svg:y1="3.848cm" svg:x2="13.697cm" svg:y2="4.991cm" draw:start-shape="id9" draw:start-glue-point="2" draw:end-shape="id10" draw:end-glue-point="0" svg:d="M13697 3848v1143" svg:viewBox="0 0 1 1144">
          <text:p/>
        </draw:connector>
        <draw:custom-shape draw:style-name="gr2" draw:text-style-name="P3" xml:id="id10" draw:id="id10" draw:layer="layout" svg:width="6.858cm" svg:height="1.778cm" svg:x="10.268cm" svg:y="4.991cm">
          <text:p text:style-name="P1"><text:span text:style-name="T1">&lt;class&gt;</text:span></text:p>
          <text:p text:style-name="P1"><text:span text:style-name="T3">MessageRece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6.858cm" svg:height="1.778cm" svg:x="10.268cm" svg:y="7.912cm">
          <text:p text:style-name="P1"><text:span text:style-name="T1">&lt;class&gt;</text:span></text:p>
          <text:p text:style-name="P1"><text:span text:style-name="T3">ReceiverServ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697cm" svg:y1="6.769cm" svg:x2="13.697cm" svg:y2="7.912cm" draw:start-shape="id10" draw:start-glue-point="2" draw:end-shape="id7" draw:end-glue-point="0" svg:d="M13697 6769v1143" svg:viewBox="0 0 1 1144">
          <text:p/>
        </draw:connector>
        <draw:custom-shape draw:style-name="gr3" draw:text-style-name="P3" xml:id="id11" draw:id="id11" draw:layer="layout" svg:width="6.604cm" svg:height="1.778cm" svg:x="5.642cm" svg:y="17.564cm">
          <text:p text:style-name="P1"><text:span text:style-name="T1">&lt;plugin&gt;</text:span></text:p>
          <text:p text:style-name="P1"><text:span text:style-name="T3">WebInterfac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246cm" svg:y1="18.453cm" svg:x2="14.224cm" svg:y2="18.453cm" draw:start-shape="id11" draw:start-glue-point="1" draw:end-shape="id12" draw:end-glue-point="3" svg:d="M12246 18453h1978" svg:viewBox="0 0 1979 1">
          <text:p/>
        </draw:connector>
        <draw:connector draw:style-name="gr4" draw:text-style-name="P4" draw:layer="layout" svg:x1="4.499cm" svg:y1="9.69cm" svg:x2="5.642cm" svg:y2="18.453cm" draw:start-shape="id3" draw:start-glue-point="2" draw:end-shape="id11" draw:end-glue-point="3" svg:d="M4499 9690v8763h1143" svg:viewBox="0 0 1144 8764">
          <text:p/>
        </draw:connector>
        <draw:custom-shape draw:style-name="gr5" draw:text-style-name="P6" xml:id="id12" draw:id="id12" draw:layer="layout" svg:width="4.826cm" svg:height="1.27cm" svg:x="14.224cm" svg:y="17.818cm">
          <text:p text:style-name="P1"><text:span text:style-name="T4">show status etc. in brows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3" draw:id="id13" draw:layer="layout" svg:width="4.826cm" svg:height="1.27cm" svg:x="14.224cm" svg:y="15.786cm">
          <text:p text:style-name="P1"><text:span text:style-name="T4">executes AlertAction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246cm" svg:y1="16.421cm" svg:x2="14.224cm" svg:y2="16.421cm" draw:start-shape="id6" draw:start-glue-point="1" draw:end-shape="id13" draw:end-glue-point="3" svg:d="M12246 16421h1978" svg:viewBox="0 0 1979 1">
          <text:p/>
        </draw:connector>
        <draw:frame draw:style-name="gr6" draw:text-style-name="P7" draw:layer="layout" svg:width="3.597cm" svg:height="0.729cm" svg:x="16.002cm" svg:y="13.66cm">
          <draw:text-box>
            <text:p><text:span text:style-name="T5">resets watchdog</text:span></text:p>
          </draw:text-box>
        </draw:frame>
        <draw:frame draw:style-name="gr7" draw:text-style-name="P7" draw:layer="layout" svg:width="3.169cm" svg:height="1.207cm" svg:x="13.658cm" svg:y="10.606cm">
          <draw:text-box>
            <text:p text:style-name="P1"><text:span text:style-name="T5">connected </text:span></text:p>
            <text:p text:style-name="P1"><text:span text:style-name="T5">via websocket</text:span></text:p>
          </draw:text-box>
        </draw:frame>
        <draw:frame draw:style-name="gr8" draw:text-style-name="P8" draw:layer="layout" svg:width="1.016cm" svg:height="1.991cm" svg:x="8.382cm" svg:y="18.38cm">
          <draw:text-box>
            <text:p><text:span text:style-name="T6">.</text:span></text:p>
          </draw:text-box>
        </draw:frame>
        <draw:frame draw:style-name="gr8" draw:text-style-name="P8" draw:layer="layout" svg:width="1.016cm" svg:height="1.991cm" svg:x="8.382cm" svg:y="18.681cm">
          <draw:text-box>
            <text:p><text:span text:style-name="T6">.</text:span></text:p>
          </draw:text-box>
        </draw:frame>
        <draw:frame draw:style-name="gr8" draw:text-style-name="P8" draw:layer="layout" svg:width="1.016cm" svg:height="1.991cm" svg:x="8.382cm" svg:y="18.981cm">
          <draw:text-box>
            <text:p><text:span text:style-name="T6">.</text:span></text:p>
          </draw:text-box>
        </draw:frame>
        <draw:frame draw:style-name="gr9" draw:text-style-name="P9" draw:layer="layout" svg:width="9.218cm" svg:height="1.047cm" svg:x="0.274cm" svg:y="0.255cm">
          <draw:text-box>
            <text:p><text:span text:style-name="T7">ffw-alertsystem-application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1" draw:text-style-name="P3" xml:id="id18" draw:id="id18" draw:layer="layout" svg:width="5.456cm" svg:height="1.778cm" svg:x="0.64cm" svg:y="2.268cm">
          <text:p text:style-name="P1"><text:span text:style-name="T1">&lt;abstract&gt;</text:span></text:p>
          <text:p text:style-name="P1"><text:span text:style-name="T3">Plugin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6.858cm" svg:height="1.778cm" svg:x="1.27cm" svg:y="9.398cm">
          <text:p text:style-name="P1"><text:span text:style-name="T1">&lt;class&gt;</text:span></text:p>
          <text:p text:style-name="P1"><text:span text:style-name="T3">MonitorPlugi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6" draw:id="id16" draw:layer="layout" svg:width="5.842cm" svg:height="1.778cm" svg:x="21.044cm" svg:y="15.94cm">
          <text:p text:style-name="P1"><text:span text:style-name="T1">&lt;plugin&gt;</text:span></text:p>
          <text:p text:style-name="P1"><text:span text:style-name="T3">MessageListe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5" draw:id="id15" draw:layer="layout" svg:width="5.842cm" svg:height="1.778cm" svg:x="21.044cm" svg:y="2.286cm">
          <text:p text:style-name="P1"><text:span text:style-name="T1">&lt;abstract&gt;</text:span></text:p>
          <text:p text:style-name="P1"><text:span text:style-name="T3">Plu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4" draw:id="id14" draw:layer="layout" svg:width="5.842cm" svg:height="1.778cm" svg:x="21.044cm" svg:y="9.48cm">
          <text:p text:style-name="P1"><text:span text:style-name="T1">&lt;abstract&gt;</text:span></text:p>
          <text:p text:style-name="P1"><text:span text:style-name="T3">MonitorPlu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20" draw:id="id20" draw:layer="layout" svg:width="5.842cm" svg:height="1.778cm" svg:x="14.224cm" svg:y="2.286cm">
          <text:p text:style-name="P1"><text:span text:style-name="T1">&lt;abstract&gt;</text:span></text:p>
          <text:p text:style-name="P1"><text:span text:style-name="T3">PluginConfig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23.965cm" svg:y1="9.48cm" svg:x2="23.965cm" svg:y2="4.064cm" draw:start-shape="id14" draw:start-glue-point="0" draw:end-shape="id15" svg:d="M23965 9480v-5416" svg:viewBox="0 0 1 5417">
          <text:p/>
        </draw:connector>
        <draw:connector draw:style-name="gr13" draw:text-style-name="P4" draw:layer="layout" svg:x1="23.965cm" svg:y1="15.94cm" svg:x2="23.965cm" svg:y2="11.258cm" draw:start-shape="id16" draw:start-glue-point="0" draw:end-shape="id14" draw:end-glue-point="2" svg:d="M23965 15940v-4682" svg:viewBox="0 0 1 4683">
          <text:p/>
        </draw:connector>
        <draw:line draw:style-name="gr14" draw:text-style-name="P4" draw:layer="layout" svg:x1="0.508cm" svg:y1="8.636cm" svg:x2="27.178cm" svg:y2="8.636cm">
          <text:p/>
        </draw:line>
        <draw:custom-shape draw:style-name="gr15" draw:text-style-name="P3" xml:id="id22" draw:id="id22" draw:layer="layout" svg:width="6.41cm" svg:height="1.778cm" svg:x="7.112cm" svg:y="2.286cm">
          <text:p text:style-name="P1"><text:span text:style-name="T1">&lt;interface&gt;</text:span></text:p>
          <text:p text:style-name="P1"><text:span text:style-name="T3">PluginConfigSource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4.699cm" svg:y1="9.398cm" svg:x2="3.368cm" svg:y2="4.046cm" draw:start-shape="id17" draw:end-shape="id18" draw:end-glue-point="2" svg:d="M4699 9398v-2625h-1331v-2727" svg:viewBox="0 0 1332 5353">
          <text:p/>
        </draw:connector>
        <draw:custom-shape draw:style-name="gr12" draw:text-style-name="P3" xml:id="id19" draw:id="id19" draw:layer="layout" svg:width="5.842cm" svg:height="1.778cm" svg:x="14.224cm" svg:y="9.468cm">
          <text:p text:style-name="P1"><text:span text:style-name="T1">&lt;class&gt;</text:span></text:p>
          <text:p text:style-name="P1"><text:span text:style-name="T3">MonitorPlugin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svg:x1="17.145cm" svg:y1="9.468cm" svg:x2="17.145cm" svg:y2="4.064cm" draw:start-shape="id19" draw:end-shape="id20" draw:end-glue-point="2" svg:d="M17145 9468v-5404" svg:viewBox="0 0 1 5405">
          <text:p/>
        </draw:connector>
        <draw:custom-shape draw:style-name="gr16" draw:text-style-name="P3" xml:id="id21" draw:id="id21" draw:layer="layout" svg:width="6.401cm" svg:height="1.778cm" svg:x="7.112cm" svg:y="5.642cm">
          <text:p text:style-name="P1"><text:span text:style-name="T1">&lt;abstract&gt;</text:span></text:p>
          <text:p text:style-name="P1"><text:span text:style-name="T3">XMLPlugin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23" draw:id="id23" draw:layer="layout" svg:width="7.514cm" svg:height="1.778cm" svg:x="6.553cm" svg:y="12.7cm">
          <text:p text:style-name="P1"><text:span text:style-name="T1">&lt;class&gt;</text:span></text:p>
          <text:p text:style-name="P1"><text:span text:style-name="T3">MonitorPluginConfig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svg:x1="10.312cm" svg:y1="5.642cm" svg:x2="10.317cm" svg:y2="4.064cm" draw:start-shape="id21" draw:start-glue-point="0" draw:end-shape="id22" svg:d="M10312 5642v-738h5v-840" svg:viewBox="0 0 6 1579">
          <text:p/>
        </draw:connector>
        <draw:connector draw:style-name="gr13" draw:text-style-name="P4" draw:layer="layout" svg:x1="10.31cm" svg:y1="12.7cm" svg:x2="10.312cm" svg:y2="7.42cm" draw:start-shape="id23" draw:start-glue-point="0" draw:end-shape="id21" svg:d="M10310 12700v-2589h2v-2691" svg:viewBox="0 0 3 5281">
          <text:p/>
        </draw:connector>
        <draw:frame draw:style-name="gr18" draw:text-style-name="P9" draw:layer="layout" svg:width="5.061cm" svg:height="1.047cm" svg:x="0.276cm" svg:y="0.257cm">
          <draw:text-box>
            <text:p><text:span text:style-name="T7">Plugin-System</text:span></text:p>
          </draw:text-box>
        </draw:frame>
        <draw:connector draw:style-name="gr19" draw:text-style-name="P4" draw:layer="layout" draw:line-skew="0cm 0cm -0.465cm" svg:x1="8.128cm" svg:y1="10.287cm" svg:x2="6.553cm" svg:y2="13.589cm" draw:start-shape="id17" draw:start-glue-point="1" draw:end-shape="id23" draw:end-glue-point="3" svg:d="M8128 10287h602v1702h-3142v1600h965" svg:viewBox="0 0 3143 3303">
          <text:p/>
        </draw:connector>
        <draw:connector draw:style-name="gr19" draw:text-style-name="P4" draw:layer="layout" svg:x1="14.067cm" svg:y1="13.589cm" svg:x2="17.145cm" svg:y2="11.246cm" draw:start-shape="id23" draw:start-glue-point="1" draw:end-shape="id19" svg:d="M14067 13589h3078v-2343" svg:viewBox="0 0 3079 2344">
          <text:p/>
        </draw:connector>
        <draw:frame draw:style-name="gr6" draw:text-style-name="P7" draw:layer="layout" svg:width="3.643cm" svg:height="0.729cm" svg:x="14.799cm" svg:y="13.66cm">
          <draw:text-box>
            <text:p><text:span text:style-name="T5">2) create configs</text:span></text:p>
          </draw:text-box>
        </draw:frame>
        <draw:frame draw:style-name="gr6" draw:text-style-name="P7" draw:layer="layout" svg:width="3.88cm" svg:height="0.729cm" svg:x="4.747cm" svg:y="11.309cm">
          <draw:text-box>
            <text:p><text:span text:style-name="T5">1) request configs</text:span></text:p>
          </draw:text-box>
        </draw:frame>
        <draw:custom-shape draw:style-name="gr20" draw:text-style-name="P6" draw:layer="layout" svg:width="3.302cm" svg:height="1.27cm" svg:x="17.272cm" svg:y="5.588cm">
          <text:p text:style-name="P1"><text:span text:style-name="T4">defines </text:span></text:p>
          <text:p text:style-name="P1"><text:span text:style-name="T4">plugin-properties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svg:x1="4.699cm" svg:y1="11.176cm" svg:x2="21.044cm" svg:y2="16.829cm" draw:start-shape="id17" draw:start-glue-point="2" draw:end-shape="id16" draw:end-glue-point="3" svg:d="M4699 11176v5653h16345" svg:viewBox="0 0 16346 5654">
          <text:p/>
        </draw:connector>
        <draw:frame draw:style-name="gr6" draw:text-style-name="P7" draw:layer="layout" svg:width="3.643cm" svg:height="0.729cm" svg:x="8.128cm" svg:y="16.102cm">
          <draw:text-box>
            <text:p><text:span text:style-name="T5">3) create plugin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5T11:25:55.674709052</meta:creation-date>
    <dc:date>2016-01-29T19:05:38.751038523</dc:date>
    <meta:editing-duration>PT9H36M58S</meta:editing-duration>
    <meta:editing-cycles>49</meta:editing-cycles>
    <meta:generator>LibreOffice/5.0.2.2$Linux_X86_64 LibreOffice_project/00m0$Build-2</meta:generator>
    <meta:document-statistic meta:object-count="81"/>
  </office:meta>
</office:document-meta>
</file>